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2.4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200.95pt"/>
    </style:style>
    <style:style style:name="co5" style:family="table-column">
      <style:table-column-properties fo:break-before="auto" style:column-width="140.91pt"/>
    </style:style>
    <style:style style:name="co6" style:family="table-column">
      <style:table-column-properties fo:break-before="auto" style:column-width="201.8pt"/>
    </style:style>
    <style:style style:name="ro1" style:family="table-row">
      <style:table-row-properties style:row-height="13.66pt" fo:break-before="auto" style:use-optimal-row-height="true"/>
    </style:style>
    <style:style style:name="ro2" style:family="table-row">
      <style:table-row-properties style:row-height="14.7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YL</text:p>
          </table:table-cell>
          <table:table-cell office:value-type="string" calcext:value-type="string">
            <text:p>给恋爱青年的信</text:p>
          </table:table-cell>
          <table:table-cell table:formula="of:=[.A1]" office:value-type="string" office:string-value="LYL" calcext:value-type="string">
            <text:p>LY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给传道人的证言</text:p>
          </table:table-cell>
          <table:table-cell table:formula="of:=[.A2]" office:value-type="string" office:string-value="TM" calcext:value-type="string">
            <text:p>T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9T</text:p>
          </table:table-cell>
          <table:table-cell office:value-type="string" calcext:value-type="string">
            <text:p>证言卷九(修订本)</text:p>
          </table:table-cell>
          <table:table-cell table:formula="of:=[.A3]" office:value-type="string" office:string-value="9T" calcext:value-type="string">
            <text:p>9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SM</text:p>
          </table:table-cell>
          <table:table-cell office:value-type="string" calcext:value-type="string">
            <text:p>信息选粹卷一</text:p>
          </table:table-cell>
          <table:table-cell table:formula="of:=[.A4]" office:value-type="string" office:string-value="1SM" calcext:value-type="string">
            <text:p>1S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证言卷二</text:p>
          </table:table-cell>
          <table:table-cell table:formula="of:=[.A5]" office:value-type="string" office:string-value="2T" calcext:value-type="string">
            <text:p>2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证言卷一</text:p>
          </table:table-cell>
          <table:table-cell table:formula="of:=[.A6]" office:value-type="string" office:string-value="1T" calcext:value-type="string">
            <text:p>1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证言卷八</text:p>
          </table:table-cell>
          <table:table-cell table:formula="of:=[.A7]" office:value-type="string" office:string-value="8T" calcext:value-type="string">
            <text:p>8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证言卷七</text:p>
          </table:table-cell>
          <table:table-cell table:formula="of:=[.A8]" office:value-type="string" office:string-value="7T" calcext:value-type="string">
            <text:p>7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卷六</text:p>
          </table:table-cell>
          <table:table-cell table:formula="of:=[.A9]" office:value-type="string" office:string-value="6T" calcext:value-type="string">
            <text:p>6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证言卷五</text:p>
          </table:table-cell>
          <table:table-cell table:formula="of:=[.A10]" office:value-type="string" office:string-value="5T" calcext:value-type="string">
            <text:p>5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怀爱伦1888年会议资料集</text:p>
          </table:table-cell>
          <table:table-cell table:formula="of:=[.A11]" office:value-type="float" office:value="1888" calcext:value-type="float">
            <text:p>1888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安息日学工作勉言</text:p>
          </table:table-cell>
          <table:table-cell table:formula="of:=[.A12]" office:value-type="string" office:string-value="CSW" calcext:value-type="string">
            <text:p>CS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W92</text:p>
          </table:table-cell>
          <table:table-cell office:value-type="string" calcext:value-type="string">
            <text:p>传道良助(1892年)</text:p>
          </table:table-cell>
          <table:table-cell table:formula="of:=[.A13]" office:value-type="string" office:string-value="GW92" calcext:value-type="string">
            <text:p>GW92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W</text:p>
          </table:table-cell>
          <table:table-cell office:value-type="string" calcext:value-type="string">
            <text:p>传道良助(新译本)</text:p>
          </table:table-cell>
          <table:table-cell table:formula="of:=[.A14]" office:value-type="string" office:string-value="GW" calcext:value-type="string">
            <text:p>G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真正的复兴——教会最大的需要</text:p>
          </table:table-cell>
          <table:table-cell table:formula="of:=[.A15]" office:value-type="string" office:string-value="TR" calcext:value-type="string">
            <text:p>TR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争锋</text:p>
          </table:table-cell>
          <table:table-cell table:formula="of:=[.A16]" office:value-type="string" office:string-value="Con" calcext:value-type="string">
            <text:p>Con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银色年华</text:p>
          </table:table-cell>
          <table:table-cell table:formula="of:=[.A17]" office:value-type="string" office:string-value="RY" calcext:value-type="string">
            <text:p>RY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医疗布道和健康教育的呼召</text:p>
          </table:table-cell>
          <table:table-cell table:formula="of:=[.A18]" office:value-type="string" office:string-value="CME" calcext:value-type="string">
            <text:p>CM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论祈祷</text:p>
          </table:table-cell>
          <table:table-cell table:formula="of:=[.A19]" office:value-type="string" office:string-value="Pr" calcext:value-type="string">
            <text:p>Pr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FM</text:p>
          </table:table-cell>
          <table:table-cell office:value-type="string" calcext:value-type="string">
            <text:p>论健康食品</text:p>
          </table:table-cell>
          <table:table-cell table:formula="of:=[.A20]" office:value-type="string" office:string-value="HFM" calcext:value-type="string">
            <text:p>HF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TC</text:p>
          </table:table-cell>
          <table:table-cell office:value-type="string" calcext:value-type="string">
            <text:p>论城市布道</text:p>
          </table:table-cell>
          <table:table-cell table:formula="of:=[.A21]" office:value-type="string" office:string-value="MTC" calcext:value-type="string">
            <text:p>MTC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TEd</text:p>
          </table:table-cell>
          <table:table-cell office:value-type="string" calcext:value-type="string">
            <text:p>教育特别证言</text:p>
          </table:table-cell>
          <table:table-cell table:formula="of:=[.A22]" office:value-type="string" office:string-value="SpTEd" calcext:value-type="string">
            <text:p>SpTEd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基督教育之研究---致教师，学生和父母的勉言</text:p>
          </table:table-cell>
          <table:table-cell table:formula="of:=[.A23]" office:value-type="string" office:string-value="CT" calcext:value-type="string">
            <text:p>C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超凡脱俗</text:p>
          </table:table-cell>
          <table:table-cell table:formula="of:=[.A24]" office:value-type="string" office:string-value="CSA" calcext:value-type="string">
            <text:p>CSA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论基督化领导</text:p>
          </table:table-cell>
          <table:table-cell table:formula="of:=[.A25]" office:value-type="string" office:string-value="ChL" calcext:value-type="string">
            <text:p>Ch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致青少年—母亲的信</text:p>
          </table:table-cell>
          <table:table-cell table:formula="of:=[.A26]" office:value-type="string" office:string-value="AY" calcext:value-type="string">
            <text:p>AY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SDF</text:p>
          </table:table-cell>
          <table:table-cell office:value-type="string" calcext:value-type="string">
            <text:p>饮食证言</text:p>
          </table:table-cell>
          <table:table-cell table:formula="of:=[.A27]" office:value-type="string" office:string-value="TSDF" calcext:value-type="string">
            <text:p>TSDF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4bSG</text:p>
          </table:table-cell>
          <table:table-cell office:value-type="string" calcext:value-type="string">
            <text:p>属灵的恩赐 卷四B</text:p>
          </table:table-cell>
          <table:table-cell table:formula="of:=[.A28]" office:value-type="string" office:string-value="4bSG" calcext:value-type="string">
            <text:p>4b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SG</text:p>
          </table:table-cell>
          <table:table-cell office:value-type="string" calcext:value-type="string">
            <text:p>属灵的恩赐 卷二</text:p>
          </table:table-cell>
          <table:table-cell table:formula="of:=[.A29]" office:value-type="string" office:string-value="2SG" calcext:value-type="string">
            <text:p>2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健康生活</text:p>
          </table:table-cell>
          <table:table-cell table:formula="of:=[.A30]" office:value-type="string" office:string-value="HL" calcext:value-type="string">
            <text:p>H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严肃的呼吁</text:p>
          </table:table-cell>
          <table:table-cell table:formula="of:=[.A31]" office:value-type="string" office:string-value="SA" calcext:value-type="string">
            <text:p>SA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HS</text:p>
          </table:table-cell>
          <table:table-cell office:value-type="string" calcext:value-type="string">
            <text:p>基督在祂的圣所里</text:p>
          </table:table-cell>
          <table:table-cell table:formula="of:=[.A32]" office:value-type="string" office:string-value="CIHS" calcext:value-type="string">
            <text:p>CIH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怀爱伦自传</text:p>
          </table:table-cell>
          <table:table-cell table:formula="of:=[.A33]" office:value-type="string" office:string-value="LS" calcext:value-type="string">
            <text:p>L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SP</text:p>
          </table:table-cell>
          <table:table-cell office:value-type="string" calcext:value-type="string">
            <text:p>预言之灵　卷四</text:p>
          </table:table-cell>
          <table:table-cell table:formula="of:=[.A34]" office:value-type="string" office:string-value="4SP" calcext:value-type="string">
            <text:p>4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SP</text:p>
          </table:table-cell>
          <table:table-cell office:value-type="string" calcext:value-type="string">
            <text:p>预言之灵　卷三</text:p>
          </table:table-cell>
          <table:table-cell table:formula="of:=[.A35]" office:value-type="string" office:string-value="3SP" calcext:value-type="string">
            <text:p>3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SP</text:p>
          </table:table-cell>
          <table:table-cell office:value-type="string" calcext:value-type="string">
            <text:p>预言之灵　卷二</text:p>
          </table:table-cell>
          <table:table-cell table:formula="of:=[.A36]" office:value-type="string" office:string-value="2SP" calcext:value-type="string">
            <text:p>2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SP</text:p>
          </table:table-cell>
          <table:table-cell office:value-type="string" calcext:value-type="string">
            <text:p>预言之灵　卷一</text:p>
          </table:table-cell>
          <table:table-cell table:formula="of:=[.A37]" office:value-type="string" office:string-value="1SP" calcext:value-type="string">
            <text:p>1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给作家和编辑的勉言</text:p>
          </table:table-cell>
          <table:table-cell table:formula="of:=[.A38]" office:value-type="string" office:string-value="CW" calcext:value-type="string">
            <text:p>C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M</text:p>
          </table:table-cell>
          <table:table-cell office:value-type="string" calcext:value-type="string">
            <text:p>对母亲们的呼吁</text:p>
          </table:table-cell>
          <table:table-cell table:formula="of:=[.A39]" office:value-type="string" office:string-value="ApM" calcext:value-type="string">
            <text:p>Ap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黎明前的黑暗</text:p>
          </table:table-cell>
          <table:table-cell table:formula="of:=[.A40]" office:value-type="string" office:string-value="DD" calcext:value-type="string">
            <text:p>DD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基督化的教育</text:p>
          </table:table-cell>
          <table:table-cell table:formula="of:=[.A41]" office:value-type="string" office:string-value="CE" calcext:value-type="string">
            <text:p>C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SAT</text:p>
          </table:table-cell>
          <table:table-cell office:value-type="string" calcext:value-type="string">
            <text:p>证道和演讲　卷二</text:p>
          </table:table-cell>
          <table:table-cell table:formula="of:=[.A42]" office:value-type="string" office:string-value="2SAT" calcext:value-type="string">
            <text:p>2SA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SAT</text:p>
          </table:table-cell>
          <table:table-cell office:value-type="string" calcext:value-type="string">
            <text:p>证道和演讲　卷一</text:p>
          </table:table-cell>
          <table:table-cell table:formula="of:=[.A43]" office:value-type="string" office:string-value="1SAT" calcext:value-type="string">
            <text:p>1SA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vn</text:p>
          </table:table-cell>
          <table:table-cell office:value-type="string" calcext:value-type="string">
            <text:p>天国</text:p>
          </table:table-cell>
          <table:table-cell table:formula="of:=[.A44]" office:value-type="string" office:string-value="Hvn" calcext:value-type="string">
            <text:p>Hvn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神的女儿</text:p>
          </table:table-cell>
          <table:table-cell table:formula="of:=[.A45]" office:value-type="string" office:string-value="DG" calcext:value-type="string">
            <text:p>D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致“小群人”的信息</text:p>
          </table:table-cell>
          <table:table-cell table:formula="of:=[.A46]" office:value-type="string" office:string-value="WLF" calcext:value-type="string">
            <text:p>WLF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论教牧工作</text:p>
          </table:table-cell>
          <table:table-cell table:formula="of:=[.A47]" office:value-type="string" office:string-value="PaM" calcext:value-type="string">
            <text:p>Pa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新生</text:p>
          </table:table-cell>
          <table:table-cell table:formula="of:=[.A48]" office:value-type="string" office:string-value="NL" calcext:value-type="string">
            <text:p>N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h</text:p>
          </table:table-cell>
          <table:table-cell office:value-type="string" calcext:value-type="string">
            <text:p>给教会的勉言</text:p>
          </table:table-cell>
          <table:table-cell table:formula="of:=[.A49]" office:value-type="string" office:string-value="CCh" calcext:value-type="string">
            <text:p>CCh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4aSG</text:p>
          </table:table-cell>
          <table:table-cell office:value-type="string" calcext:value-type="string">
            <text:p>属灵的恩赐 卷四A</text:p>
          </table:table-cell>
          <table:table-cell table:formula="of:=[.A50]" office:value-type="string" office:string-value="4aSG" calcext:value-type="string">
            <text:p>4a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SG</text:p>
          </table:table-cell>
          <table:table-cell office:value-type="string" calcext:value-type="string">
            <text:p>属灵的恩赐 卷三</text:p>
          </table:table-cell>
          <table:table-cell table:formula="of:=[.A51]" office:value-type="string" office:string-value="3SG" calcext:value-type="string">
            <text:p>3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SG</text:p>
          </table:table-cell>
          <table:table-cell office:value-type="string" calcext:value-type="string">
            <text:p>属灵的恩赐 卷一</text:p>
          </table:table-cell>
          <table:table-cell table:formula="of:=[.A52]" office:value-type="string" office:string-value="1SG" calcext:value-type="string">
            <text:p>1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基督复临安息日会国外布道史略</text:p>
          </table:table-cell>
          <table:table-cell table:formula="of:=[.A53]" office:value-type="string" office:string-value="HS" calcext:value-type="string">
            <text:p>H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BH</text:p>
          </table:table-cell>
          <table:table-cell office:value-type="string" calcext:value-type="string">
            <text:p>基督徒节制和圣经卫生</text:p>
          </table:table-cell>
          <table:table-cell table:formula="of:=[.A54]" office:value-type="string" office:string-value="CTBH" calcext:value-type="string">
            <text:p>CTBH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论慈善工作</text:p>
          </table:table-cell>
          <table:table-cell table:formula="of:=[.A55]" office:value-type="string" office:string-value="WM" calcext:value-type="string">
            <text:p>W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基督教育原理</text:p>
          </table:table-cell>
          <table:table-cell table:formula="of:=[.A56]" office:value-type="string" office:string-value="FE" calcext:value-type="string">
            <text:p>F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演讲与歌唱</text:p>
          </table:table-cell>
          <table:table-cell table:formula="of:=[.A57]" office:value-type="string" office:string-value="VSS" calcext:value-type="string">
            <text:p>VS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书报员手册</text:p>
          </table:table-cell>
          <table:table-cell table:formula="of:=[.A58]" office:value-type="string" office:string-value="MC" calcext:value-type="string">
            <text:p>MC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MCP</text:p>
          </table:table-cell>
          <table:table-cell office:value-type="string" calcext:value-type="string">
            <text:p>心理、品格与个性</text:p>
          </table:table-cell>
          <table:table-cell table:formula="of:=[.A59]" office:value-type="string" office:string-value="1MCP" calcext:value-type="string">
            <text:p>1MC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论婚姻危机——关于性行为，通奸和离婚的证言</text:p>
          </table:table-cell>
          <table:table-cell table:formula="of:=[.A60]" office:value-type="string" office:string-value="TSB" calcext:value-type="string">
            <text:p>TSB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论天使</text:p>
          </table:table-cell>
          <table:table-cell table:formula="of:=[.A61]" office:value-type="string" office:string-value="TA" calcext:value-type="string">
            <text:p>TA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证言卷四</text:p>
          </table:table-cell>
          <table:table-cell table:formula="of:=[.A62]" office:value-type="string" office:string-value="4T" calcext:value-type="string">
            <text:p>4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证言卷三</text:p>
          </table:table-cell>
          <table:table-cell table:formula="of:=[.A63]" office:value-type="string" office:string-value="3T" calcext:value-type="string">
            <text:p>3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论节制</text:p>
          </table:table-cell>
          <table:table-cell table:formula="of:=[.A64]" office:value-type="string" office:string-value="Te" calcext:value-type="string">
            <text:p>T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论出版工作</text:p>
          </table:table-cell>
          <table:table-cell table:formula="of:=[.A65]" office:value-type="string" office:string-value="PM" calcext:value-type="string">
            <text:p>P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早期著作</text:p>
          </table:table-cell>
          <table:table-cell table:formula="of:=[.A66]" office:value-type="string" office:string-value="EW" calcext:value-type="string">
            <text:p>E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DE</text:p>
          </table:table-cell>
          <table:table-cell office:value-type="string" calcext:value-type="string">
            <text:p>末时大事记</text:p>
          </table:table-cell>
          <table:table-cell table:formula="of:=[.A67]" office:value-type="string" office:string-value="LDE" calcext:value-type="string">
            <text:p>LD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</table:table-row>
      </table:table>
      <table:table table:name="All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nShortName</text:p>
          </table:table-cell>
          <table:table-cell office:value-type="string" calcext:value-type="string">
            <text:p>CNName</text:p>
          </table:table-cell>
          <table:table-cell office:value-type="string" calcext:value-type="string">
            <text:p>CNShortName</text:p>
          </table:table-cell>
          <table:table-cell office:value-type="string" calcext:value-type="string">
            <text:p>BookClass</text:p>
          </table:table-cell>
          <table:table-cell office:value-type="string" calcext:value-type="string">
            <text:p>Property1</text:p>
          </table:table-cell>
          <table:table-cell office:value-type="string" calcext:value-type="string">
            <text:p>Property2</text:p>
          </table:table-cell>
          <table:table-cell office:value-type="string" calcext:value-type="string">
            <text:p>Property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怀爱伦1888年会议资料集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1MCP</text:p>
          </table:table-cell>
          <table:table-cell office:value-type="string" calcext:value-type="string">
            <text:p>心理、品格与个性</text:p>
          </table:table-cell>
          <table:table-cell office:value-type="string" calcext:value-type="string">
            <text:p>1MC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1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1SAT</text:p>
          </table:table-cell>
          <table:table-cell office:value-type="string" calcext:value-type="string">
            <text:p>证道和演讲　卷一</text:p>
          </table:table-cell>
          <table:table-cell office:value-type="string" calcext:value-type="string">
            <text:p>1SA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8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1SG</text:p>
          </table:table-cell>
          <table:table-cell office:value-type="string" calcext:value-type="string">
            <text:p>属灵的恩赐 卷一</text:p>
          </table:table-cell>
          <table:table-cell office:value-type="string" calcext:value-type="string">
            <text:p>1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8/0.htm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1SM</text:p>
          </table:table-cell>
          <table:table-cell office:value-type="string" calcext:value-type="string">
            <text:p>信息选粹卷一</text:p>
          </table:table-cell>
          <table:table-cell office:value-type="string" calcext:value-type="string">
            <text:p>1S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0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1SP</text:p>
          </table:table-cell>
          <table:table-cell office:value-type="string" calcext:value-type="string">
            <text:p>预言之灵　卷一</text:p>
          </table:table-cell>
          <table:table-cell office:value-type="string" calcext:value-type="string">
            <text:p>1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5/0.htm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证言卷一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08/0.htm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2SAT</text:p>
          </table:table-cell>
          <table:table-cell office:value-type="string" calcext:value-type="string">
            <text:p>证道和演讲　卷二</text:p>
          </table:table-cell>
          <table:table-cell office:value-type="string" calcext:value-type="string">
            <text:p>2SA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9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2SG</text:p>
          </table:table-cell>
          <table:table-cell office:value-type="string" calcext:value-type="string">
            <text:p>属灵的恩赐 卷二</text:p>
          </table:table-cell>
          <table:table-cell office:value-type="string" calcext:value-type="string">
            <text:p>2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4/0.htm</text:p>
          </table:table-cell>
          <table:table-cell office:value-type="string" calcext:value-type="string">
            <text:p>部分</text:p>
          </table:table-cell>
        </table:table-row>
        <table:table-row table:style-name="ro1">
          <table:table-cell office:value-type="string" calcext:value-type="string">
            <text:p>2SP</text:p>
          </table:table-cell>
          <table:table-cell office:value-type="string" calcext:value-type="string">
            <text:p>预言之灵　卷二</text:p>
          </table:table-cell>
          <table:table-cell office:value-type="string" calcext:value-type="string">
            <text:p>2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6/0.htm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证言卷二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09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3SG</text:p>
          </table:table-cell>
          <table:table-cell office:value-type="string" calcext:value-type="string">
            <text:p>属灵的恩赐 卷三</text:p>
          </table:table-cell>
          <table:table-cell office:value-type="string" calcext:value-type="string">
            <text:p>3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0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3SP</text:p>
          </table:table-cell>
          <table:table-cell office:value-type="string" calcext:value-type="string">
            <text:p>预言之灵　卷三</text:p>
          </table:table-cell>
          <table:table-cell office:value-type="string" calcext:value-type="string">
            <text:p>3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7/0.htm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证言卷三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7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4aSG</text:p>
          </table:table-cell>
          <table:table-cell office:value-type="string" calcext:value-type="string">
            <text:p>属灵的恩赐 卷四A</text:p>
          </table:table-cell>
          <table:table-cell office:value-type="string" calcext:value-type="string">
            <text:p>4a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1/0.htm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4bSG</text:p>
          </table:table-cell>
          <table:table-cell office:value-type="string" calcext:value-type="string">
            <text:p>属灵的恩赐 卷四B</text:p>
          </table:table-cell>
          <table:table-cell office:value-type="string" calcext:value-type="string">
            <text:p>4bS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5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4SP</text:p>
          </table:table-cell>
          <table:table-cell office:value-type="string" calcext:value-type="string">
            <text:p>预言之灵　卷四</text:p>
          </table:table-cell>
          <table:table-cell office:value-type="string" calcext:value-type="string">
            <text:p>4SP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8/0.h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证言卷四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8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证言精选卷二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证言卷五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04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精选卷二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精选卷三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卷六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05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证言精选卷三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证言卷七</text:p>
          </table:table-cell>
          <table:table-cell office:value-type="string" calcext:value-type="string">
            <text:p>7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06/0.htm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证言精选卷三</text:p>
          </table:table-cell>
          <table:table-cell office:value-type="string" calcext:value-type="string">
            <text:p>ST3</text:p>
          </table:table-cell>
          <table:table-cell office:value-type="string" calcext:value-type="string">
            <text:p>EGW_WRITINGS_ORG_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证言卷八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07/0.h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T</text:p>
          </table:table-cell>
          <table:table-cell office:value-type="string" calcext:value-type="string">
            <text:p>证言卷九</text:p>
          </table:table-cell>
          <table:table-cell office:value-type="string" calcext:value-type="string">
            <text:p>9T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9T</text:p>
          </table:table-cell>
          <table:table-cell office:value-type="string" calcext:value-type="string">
            <text:p>证言卷九(修订本)</text:p>
          </table:table-cell>
          <table:table-cell office:value-type="string" calcext:value-type="string">
            <text:p>9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1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使徒行述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GW_WRITINGS_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奇妙的神恩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复临信徒家庭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ApM</text:p>
          </table:table-cell>
          <table:table-cell office:value-type="string" calcext:value-type="string">
            <text:p>对母亲们的呼吁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2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致青少年—母亲的信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奋斗与勇敢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CCh</text:p>
          </table:table-cell>
          <table:table-cell office:value-type="string" calcext:value-type="string">
            <text:p>给教会的勉言</text:p>
          </table:table-cell>
          <table:table-cell office:value-type="string" calcext:value-type="string">
            <text:p>CCh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2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论饮食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基督化的教育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0/0.htm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基督徒经验谈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儿童教育勉言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论基督化领导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9/0.h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基督徒服务大全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CIHS</text:p>
          </table:table-cell>
          <table:table-cell office:value-type="string" calcext:value-type="string">
            <text:p>基督在祂的圣所里</text:p>
          </table:table-cell>
          <table:table-cell office:value-type="string" calcext:value-type="string">
            <text:p>CIH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0/0.h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乡村生活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部分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文字布道指南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健康呼召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医疗布道和健康教育的呼召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7/0.h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基督比喻实训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争锋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70/0.htm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管家的勉言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超凡脱俗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1/0.htm</text:p>
          </table:table-cell>
          <table:table-cell/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安息日学训言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安息日学工作勉言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73/0.htm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基督教育之研究---致教师，学生和父母的勉言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office:value-type="string" calcext:value-type="string">
            <text:p>基督徒节制和圣经卫生</text:p>
          </table:table-cell>
          <table:table-cell office:value-type="string" calcext:value-type="string">
            <text:p>CTBH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6/0.htm</text:p>
          </table:table-cell>
          <table:table-cell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得胜的基督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给作家和编辑的勉言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4/0.htm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历代愿望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GW_WRITINGS_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黎明前的黑暗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1/0.htm</text:p>
          </table:table-cell>
          <table:table-cell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神的女儿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6/0.htm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教育论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布道论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早期著作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早期著作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4/0.htm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基督教育原理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4/0.htm</text:p>
          </table:table-cell>
          <table:table-cell/>
        </table:table-row>
        <table:table-row table:style-name="ro1">
          <table:table-cell office:value-type="string" calcext:value-type="string">
            <text:p>FLB</text:p>
          </table:table-cell>
          <table:table-cell office:value-type="string" calcext:value-type="string">
            <text:p>信仰的基础</text:p>
          </table:table-cell>
          <table:table-cell office:value-type="string" calcext:value-type="string">
            <text:p>FLB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信心与行为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善恶之争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EGW_WRITINGS_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传道良助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传道良助(新译本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72/197.htm</text:p>
          </table:table-cell>
          <table:table-cell/>
        </table:table-row>
        <table:table-row table:style-name="ro1">
          <table:table-cell office:value-type="string" calcext:value-type="string">
            <text:p>GW92</text:p>
          </table:table-cell>
          <table:table-cell office:value-type="string" calcext:value-type="string">
            <text:p>传道良助(1892年)</text:p>
          </table:table-cell>
          <table:table-cell office:value-type="string" calcext:value-type="string">
            <text:p>GW92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72/1.htm</text:p>
          </table:table-cell>
          <table:table-cell/>
        </table:table-row>
        <table:table-row table:style-name="ro1">
          <table:table-cell office:value-type="string" calcext:value-type="string">
            <text:p>HFM</text:p>
          </table:table-cell>
          <table:table-cell office:value-type="string" calcext:value-type="string">
            <text:p>论健康食品</text:p>
          </table:table-cell>
          <table:table-cell office:value-type="string" calcext:value-type="string">
            <text:p>HF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5/0.htm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健康生活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3/0.htm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一同在天上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基督复临安息日会国外布道史略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7/0.htm</text:p>
          </table:table-cell>
          <table:table-cell/>
        </table:table-row>
        <table:table-row table:style-name="ro1">
          <table:table-cell office:value-type="string" calcext:value-type="string">
            <text:p>Hvn</text:p>
          </table:table-cell>
          <table:table-cell office:value-type="string" calcext:value-type="string">
            <text:p>天国</text:p>
          </table:table-cell>
          <table:table-cell office:value-type="string" calcext:value-type="string">
            <text:p>Hvn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7/0.htm</text:p>
          </table:table-cell>
          <table:table-cell/>
        </table:table-row>
        <table:table-row table:style-name="ro1">
          <table:table-cell office:value-type="string" calcext:value-type="string">
            <text:p>LDE</text:p>
          </table:table-cell>
          <table:table-cell office:value-type="string" calcext:value-type="string">
            <text:p>末时大事记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3/0.htm</text:p>
          </table:table-cell>
          <table:table-cell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高举主耶稣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怀爱伦自传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49/0.htm</text:p>
          </table:table-cell>
          <table:table-cell/>
        </table:table-row>
        <table:table-row table:style-name="ro1">
          <table:table-cell office:value-type="string" calcext:value-type="string">
            <text:p>LYL</text:p>
          </table:table-cell>
          <table:table-cell office:value-type="string" calcext:value-type="string">
            <text:p>给恋爱青年的信</text:p>
          </table:table-cell>
          <table:table-cell office:value-type="string" calcext:value-type="string">
            <text:p>LY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2/0.htm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主必快来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福山宝训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书报员手册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2/0.htm</text:p>
          </table:table-cell>
          <table:table-cell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服务真诠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今日的生活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医药布道论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TC</text:p>
          </table:table-cell>
          <table:table-cell office:value-type="string" calcext:value-type="string">
            <text:p>论城市布道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4/0.htm</text:p>
          </table:table-cell>
          <table:table-cell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告青年书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新生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3/0.htm</text:p>
          </table:table-cell>
          <table:table-cell/>
        </table:table-row>
        <table:table-row table:style-name="ro1">
          <table:table-cell office:value-type="string" calcext:value-type="string">
            <text:p>OHC</text:p>
          </table:table-cell>
          <table:table-cell office:value-type="string" calcext:value-type="string">
            <text:p>崇高的恩召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论教牧工作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4/0.htm</text:p>
          </table:table-cell>
          <table: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先知与君王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GW_WRITINGS_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论出版工作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5/0.htm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先祖与先知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EGW_WRITINGS_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论祈祷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6/0.htm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彰显主基督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GW_WRITINGS_ORG_D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银色年华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9/0.htm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严肃的呼吁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2/0.htm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喜乐的泉源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GW_WRITINGS_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、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上帝的儿女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成圣的人生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SpTEd</text:p>
          </table:table-cell>
          <table:table-cell office:value-type="string" calcext:value-type="string">
            <text:p>教育特别证言</text:p>
          </table:table-cell>
          <table:table-cell office:value-type="string" calcext:value-type="string">
            <text:p>SpTEd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63/0.htm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救赎的故事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GW_WRITINGS_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论天使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9/0.htm</text:p>
          </table:table-cell>
          <table:table-cell/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今日偕主行</text:p>
          </table:table-cell>
          <table:table-cell office:value-type="string" calcext:value-type="string">
            <text:p>TDG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论节制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16/0.htm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给传道人的证言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6/004/0.htm</text:p>
          </table:table-cell>
          <table:table-cell/>
        </table:table-row>
        <table:table-row table:style-name="ro1">
          <table:table-cell office:value-type="string" calcext:value-type="string">
            <text:p>TMK</text:p>
          </table:table-cell>
          <table:table-cell office:value-type="string" calcext:value-type="string">
            <text:p>使我认识他</text:p>
          </table:table-cell>
          <table:table-cell office:value-type="string" calcext:value-type="string">
            <text:p>TMK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真正的复兴——教会最大的需要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71/0.htm</text:p>
          </table:table-cell>
          <table:table-cell/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论婚姻危机——关于性行为，通奸和离婚的证言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0/0.htm</text:p>
          </table:table-cell>
          <table:table-cell/>
        </table:table-row>
        <table:table-row table:style-name="ro1">
          <table:table-cell office:value-type="string" calcext:value-type="string">
            <text:p>TSDF</text:p>
          </table:table-cell>
          <table:table-cell office:value-type="string" calcext:value-type="string">
            <text:p>饮食证言</text:p>
          </table:table-cell>
          <table:table-cell office:value-type="string" calcext:value-type="string">
            <text:p>TSDF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57/0.htm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演讲与歌唱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3/0.htm</text:p>
          </table:table-cell>
          <table:table-cell/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致“小群人”的信息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35/0.htm</text:p>
          </table:table-cell>
          <table:table-cell/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论慈善工作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EGW_ZGAX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zgaxr.com/book/005/25/0.htm</text:p>
          </table:table-cell>
          <table:table-cell/>
        </table:table-row>
        <table:table-row table:style-name="ro1">
          <table:table-cell office:value-type="string" calcext:value-type="string">
            <text:p>YRP</text:p>
          </table:table-cell>
          <table:table-cell office:value-type="string" calcext:value-type="string">
            <text:p>你必得能力</text:p>
          </table:table-cell>
          <table:table-cell office:value-type="string" calcext:value-type="string">
            <text:p>YRP</text:p>
          </table:table-cell>
          <table:table-cell office:value-type="string" calcext:value-type="string">
            <text:p>EGW_WRITINGS_O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</table:table-row>
      </table:table>
      <table:named-expressions/>
      <table:database-ranges>
        <table:database-range table:name="__Anonymous_Sheet_DB__1" table:target-range-address="All.A1:All.G12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0:37:28.430996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0:59:05.173673690</meta:creation-date>
    <dc:date>2015-10-20T00:37:51.432406617</dc:date>
    <meta:editing-duration>PT1H36M18S</meta:editing-duration>
    <meta:editing-cycles>7</meta:editing-cycles>
    <meta:generator>LibreOffice/5.0.2.2$Linux_X86_64 LibreOffice_project/37b43f919e4de5eeaca9b9755ed688758a8251fe</meta:generator>
    <meta:document-statistic meta:table-count="2" meta:cell-count="1137" meta:object-count="0"/>
  </office:meta>
</office:document-meta>
</file>